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Footnote">
      <style:paragraph-properties style:text-autospace="none"/>
      <style:text-properties fo:font-size="8pt" style:font-size-asian="8pt" style:font-size-complex="8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Footnote">
      <style:paragraph-properties style:text-autospace="none"/>
      <style:text-properties fo:font-size="8pt" style:font-size-asian="8pt" style:font-size-complex="8pt"/>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style:font-name="Courier" fo:font-style="italic" style:font-style-asian="italic" style:font-style-complex="italic"/>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Footnote">
      <style:paragraph-properties style:text-autospace="none"/>
      <style:text-properties fo:font-size="8pt" style:font-size-asian="8pt" style:font-size-complex="8pt"/>
    </style:style>
    <style:style style:name="P23" style:family="paragraph" style:parent-style-name="Heading_20_1" style:master-page-name="First_20_Page">
      <style:paragraph-properties style:page-number="auto"/>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262626" style:font-name="Verdana" style:font-name-asian="Verdana" style:font-name-complex="Verdan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color="#262626" style:font-name="Verdana" style:font-name-asian="Verdana" style:font-name-complex="Verdana"/>
    </style:style>
    <style:style style:name="T7" style:family="text">
      <style:text-properties fo:color="#262626" style:font-name="Verdana" fo:font-style="normal" style:font-name-asian="Verdana" style:font-style-asian="normal" style:font-name-complex="Verdana" style:font-style-complex="normal"/>
    </style:style>
    <style:style style:name="T8" style:family="text">
      <style:text-properties fo:color="#262626" style:font-name="Verdana" fo:font-style="italic" style:font-name-asian="Verdana" style:font-style-asian="italic" style:font-name-complex="Verdana" style:font-style-complex="italic"/>
    </style:style>
    <style:style style:name="T9" style:family="text">
      <style:text-properties style:use-window-font-color="true" style:font-name="Times New Roman" fo:font-size="12pt" style:text-underline-style="none" style:font-name-asian="ArialMT" style:font-size-asian="12pt" style:font-name-complex="ArialMT" style:font-size-complex="12pt"/>
    </style:style>
    <style:style style:name="T10" style:family="text">
      <style:text-properties style:use-window-font-color="true" style:font-name="Times New Roman" fo:font-size="12pt" style:text-underline-style="none" style:font-size-asian="12pt" style:font-size-complex="12pt"/>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4" style:family="text">
      <style:text-properties style:use-window-font-color="true" style:text-underline-style="none"/>
    </style:style>
    <style:style style:name="T15" style:family="text">
      <style:text-properties fo:color="#000047" fo:font-weight="normal" style:font-name-asian="Verdana" style:font-weight-asian="normal" style:font-name-complex="Verdana" style:font-weight-complex="normal"/>
    </style:style>
    <style:style style:name="T16" style:family="text">
      <style:text-properties fo:font-style="normal" style:font-style-asian="normal" style:font-style-complex="normal"/>
    </style:style>
    <style:style style:name="T1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69681408" text:id="ct369681408">
          <text:insertion>
            <office:change-info>
              <dc:creator>Unknown Author</dc:creator>
              <dc:date>2013-01-25T10:20:00</dc:date>
            </office:change-info>
          </text:insertion>
        </text:changed-region>
        <text:changed-region xml:id="ct369681504" text:id="ct369681504">
          <text:deletion>
            <office:change-info>
              <dc:creator>Unknown Author</dc:creator>
              <dc:date>2013-01-25T10:20:00</dc:date>
            </office:change-info>
            <text:p text:style-name="P1"><text:span text:style-name="T1">"</text:span></text:p>
          </text:deletion>
        </text:changed-region>
        <text:changed-region xml:id="ct369682176" text:id="ct369682176">
          <text:insertion>
            <office:change-info>
              <dc:creator>Unknown Author</dc:creator>
              <dc:date>2013-01-25T10:20:00</dc:date>
            </office:change-info>
          </text:insertion>
        </text:changed-region>
        <text:changed-region xml:id="ct369682272" text:id="ct369682272">
          <text:deletion>
            <office:change-info>
              <dc:creator>Unknown Author</dc:creator>
              <dc:date>2013-01-25T10:20:00</dc:date>
            </office:change-info>
            <text:p text:style-name="P1"><text:span text:style-name="T1">"</text:span></text:p>
          </text:deletion>
        </text:changed-region>
        <text:changed-region xml:id="ct369683296" text:id="ct369683296">
          <text:deletion>
            <office:change-info>
              <dc:creator>Unknown Author</dc:creator>
              <dc:date>2013-01-25T10:17:00</dc:date>
            </office:change-info>
            <text:p text:style-name="Standard">explanatory note</text:p>
          </text:deletion>
        </text:changed-region>
        <text:changed-region xml:id="ct369683440" text:id="ct369683440">
          <text:insertion>
            <office:change-info>
              <dc:creator>Unknown Author</dc:creator>
              <dc:date>2013-01-25T10:17:00</dc:date>
            </office:change-info>
          </text:insertion>
        </text:changed-region>
        <text:changed-region xml:id="ct369921968" text:id="ct369921968">
          <text:insertion>
            <office:change-info>
              <dc:creator>Unknown Author</dc:creator>
              <dc:date>2013-01-25T10:18:00</dc:date>
            </office:change-info>
          </text:insertion>
        </text:changed-region>
        <text:changed-region xml:id="ct369485568" text:id="ct369485568">
          <text:deletion>
            <office:change-info>
              <dc:creator>Unknown Author</dc:creator>
              <dc:date>2013-01-25T10:18:00</dc:date>
            </office:change-info>
            <text:p text:style-name="Standard">"</text:p>
          </text:deletion>
        </text:changed-region>
        <text:changed-region xml:id="ct369674016" text:id="ct369674016">
          <text:deletion>
            <office:change-info>
              <dc:creator>Unknown Author</dc:creator>
              <dc:date>2013-01-25T10:18:00</dc:date>
            </office:change-info>
            <text:p text:style-name="Standard">"</text:p>
          </text:deletion>
        </text:changed-region>
        <text:changed-region xml:id="ct369922064" text:id="ct369922064">
          <text:insertion>
            <office:change-info>
              <dc:creator>Unknown Author</dc:creator>
              <dc:date>2013-01-25T10:18:00</dc:date>
            </office:change-info>
          </text:insertion>
        </text:changed-region>
        <text:changed-region xml:id="ct369922160" text:id="ct369922160">
          <text:insertion>
            <office:change-info>
              <dc:creator>Unknown Author</dc:creator>
              <dc:date>2013-01-25T10:19:00</dc:date>
            </office:change-info>
          </text:insertion>
        </text:changed-region>
        <text:changed-region xml:id="ct54357536" text:id="ct54357536">
          <text:deletion>
            <office:change-info>
              <dc:creator>Unknown Author</dc:creator>
              <dc:date>2013-01-25T10:18:00</dc:date>
            </office:change-info>
            <text:p text:style-name="Standard">"</text:p>
          </text:deletion>
        </text:changed-region>
        <text:changed-region xml:id="ct370030992" text:id="ct370030992">
          <text:deletion>
            <office:change-info>
              <dc:creator>Unknown Author</dc:creator>
              <dc:date>2013-01-25T10:18:00</dc:date>
            </office:change-info>
            <text:p text:style-name="Standard">"</text:p>
          </text:deletion>
        </text:changed-region>
        <text:changed-region xml:id="ct369884880" text:id="ct369884880">
          <text:insertion>
            <office:change-info>
              <dc:creator>Unknown Author</dc:creator>
              <dc:date>2013-01-25T10:18:00</dc:date>
            </office:change-info>
          </text:insertion>
        </text:changed-region>
        <text:changed-region xml:id="ct283063568" text:id="ct283063568">
          <text:insertion>
            <office:change-info>
              <dc:creator>Unknown Author</dc:creator>
              <dc:date>2013-01-25T11:24:00</dc:date>
            </office:change-info>
          </text:insertion>
        </text:changed-region>
        <text:changed-region xml:id="ct282626976" text:id="ct282626976">
          <text:deletion>
            <office:change-info>
              <dc:creator>Unknown Author</dc:creator>
              <dc:date>2013-01-25T11:24:00</dc:date>
            </office:change-info>
            <text:p text:style-name="Standard">'</text:p>
          </text:deletion>
        </text:changed-region>
        <text:changed-region xml:id="ct54326448" text:id="ct54326448">
          <text:deletion>
            <office:change-info>
              <dc:creator>Unknown Author</dc:creator>
              <dc:date>2013-01-25T11:24:00</dc:date>
            </office:change-info>
            <text:p text:style-name="Standard">'</text:p>
          </text:deletion>
        </text:changed-region>
        <text:changed-region xml:id="ct369732880" text:id="ct369732880">
          <text:insertion>
            <office:change-info>
              <dc:creator>Unknown Author</dc:creator>
              <dc:date>2013-01-25T11:24:00</dc:date>
            </office:change-info>
          </text:insertion>
        </text:changed-region>
        <text:changed-region xml:id="ct505971488" text:id="ct505971488">
          <text:insertion>
            <office:change-info>
              <dc:creator>Unknown Author</dc:creator>
              <dc:date>2013-01-25T11:25:00</dc:date>
            </office:change-info>
          </text:insertion>
        </text:changed-region>
        <text:changed-region xml:id="ct369603120" text:id="ct369603120">
          <text:deletion>
            <office:change-info>
              <dc:creator>Unknown Author</dc:creator>
              <dc:date>2013-01-25T11:25:00</dc:date>
            </office:change-info>
            <text:p text:style-name="Standard"><text:span text:style-name="T2">'</text:span></text:p>
          </text:deletion>
        </text:changed-region>
        <text:changed-region xml:id="ct53636096" text:id="ct53636096">
          <text:insertion>
            <office:change-info>
              <dc:creator>Unknown Author</dc:creator>
              <dc:date>2013-01-25T11:25:00</dc:date>
            </office:change-info>
          </text:insertion>
        </text:changed-region>
        <text:changed-region xml:id="ct369370512" text:id="ct369370512">
          <text:insertion>
            <office:change-info>
              <dc:creator>Unknown Author</dc:creator>
              <dc:date>2013-01-25T11:25:00</dc:date>
            </office:change-info>
          </text:insertion>
        </text:changed-region>
        <text:changed-region xml:id="ct53581312" text:id="ct53581312">
          <text:deletion>
            <office:change-info>
              <dc:creator>Unknown Author</dc:creator>
              <dc:date>2013-01-25T11:25:00</dc:date>
            </office:change-info>
            <text:p text:style-name="Standard">'</text:p>
          </text:deletion>
        </text:changed-region>
        <text:changed-region xml:id="ct369992128" text:id="ct369992128">
          <text:insertion>
            <office:change-info>
              <dc:creator>Unknown Author</dc:creator>
              <dc:date>2013-01-25T10:18:00</dc:date>
            </office:change-info>
          </text:insertion>
        </text:changed-region>
        <text:changed-region xml:id="ct54393760" text:id="ct54393760">
          <text:deletion>
            <office:change-info>
              <dc:creator>Unknown Author</dc:creator>
              <dc:date>2013-01-25T10:18:00</dc:date>
            </office:change-info>
            <text:p text:style-name="Standard">"</text:p>
          </text:deletion>
        </text:changed-region>
        <text:changed-region xml:id="ct369992224" text:id="ct369992224">
          <text:insertion>
            <office:change-info>
              <dc:creator>Unknown Author</dc:creator>
              <dc:date>2013-01-25T10:18:00</dc:date>
            </office:change-info>
          </text:insertion>
        </text:changed-region>
        <text:changed-region xml:id="ct369991568" text:id="ct369991568">
          <text:deletion>
            <office:change-info>
              <dc:creator>Unknown Author</dc:creator>
              <dc:date>2013-01-25T10:18:00</dc:date>
            </office:change-info>
            <text:p text:style-name="Standard">"</text:p>
          </text:deletion>
        </text:changed-region>
        <text:changed-region xml:id="ct54395152" text:id="ct54395152">
          <text:insertion>
            <office:change-info>
              <dc:creator>Unknown Author</dc:creator>
              <dc:date>2013-01-25T10:19:00</dc:date>
            </office:change-info>
          </text:insertion>
        </text:changed-region>
        <text:changed-region xml:id="ct54395248" text:id="ct54395248">
          <text:deletion>
            <office:change-info>
              <dc:creator>Unknown Author</dc:creator>
              <dc:date>2013-01-25T10:19:00</dc:date>
            </office:change-info>
            <text:p text:style-name="Standard">"</text:p>
          </text:deletion>
        </text:changed-region>
        <text:changed-region xml:id="ct54357344" text:id="ct54357344">
          <text:insertion>
            <office:change-info>
              <dc:creator>Unknown Author</dc:creator>
              <dc:date>2013-01-25T10:19:00</dc:date>
            </office:change-info>
          </text:insertion>
        </text:changed-region>
        <text:changed-region xml:id="ct369785136" text:id="ct369785136">
          <text:deletion>
            <office:change-info>
              <dc:creator>Unknown Author</dc:creator>
              <dc:date>2013-01-25T10:19:00</dc:date>
            </office:change-info>
            <text:p text:style-name="Standard">"</text:p>
          </text:deletion>
        </text:changed-region>
        <text:changed-region xml:id="ct54358160" text:id="ct54358160">
          <text:insertion>
            <office:change-info>
              <dc:creator>Unknown Author</dc:creator>
              <dc:date>2013-01-25T10:19:00</dc:date>
            </office:change-info>
          </text:insertion>
        </text:changed-region>
        <text:changed-region xml:id="ct369784816" text:id="ct369784816">
          <text:deletion>
            <office:change-info>
              <dc:creator>Unknown Author</dc:creator>
              <dc:date>2013-01-25T10:19:00</dc:date>
            </office:change-info>
            <text:p text:style-name="Standard">"</text:p>
          </text:deletion>
        </text:changed-region>
        <text:changed-region xml:id="ct369407616" text:id="ct369407616">
          <text:insertion>
            <office:change-info>
              <dc:creator>Unknown Author</dc:creator>
              <dc:date>2013-01-25T10:19:00</dc:date>
            </office:change-info>
          </text:insertion>
        </text:changed-region>
        <text:changed-region xml:id="ct54358368" text:id="ct54358368">
          <text:deletion>
            <office:change-info>
              <dc:creator>Unknown Author</dc:creator>
              <dc:date>2013-01-25T10:19:00</dc:date>
            </office:change-info>
            <text:p text:style-name="Standard">"</text:p>
          </text:deletion>
        </text:changed-region>
        <text:changed-region xml:id="ct369384688" text:id="ct369384688">
          <text:insertion>
            <office:change-info>
              <dc:creator>Unknown Author</dc:creator>
              <dc:date>2013-01-25T10:19:00</dc:date>
            </office:change-info>
          </text:insertion>
        </text:changed-region>
        <text:changed-region xml:id="ct369384320" text:id="ct369384320">
          <text:deletion>
            <office:change-info>
              <dc:creator>Unknown Author</dc:creator>
              <dc:date>2013-01-25T10:19:00</dc:date>
            </office:change-info>
            <text:p text:style-name="Standard">"</text:p>
          </text:deletion>
        </text:changed-region>
        <text:changed-region xml:id="ct369407712" text:id="ct369407712">
          <text:insertion>
            <office:change-info>
              <dc:creator>Unknown Author</dc:creator>
              <dc:date>2013-01-25T10:19:00</dc:date>
            </office:change-info>
          </text:insertion>
        </text:changed-region>
        <text:changed-region xml:id="ct369384448" text:id="ct369384448">
          <text:deletion>
            <office:change-info>
              <dc:creator>Unknown Author</dc:creator>
              <dc:date>2013-01-25T10:19:00</dc:date>
            </office:change-info>
            <text:p text:style-name="Standard">"</text:p>
          </text:deletion>
        </text:changed-region>
        <text:changed-region xml:id="ct369407808" text:id="ct369407808">
          <text:insertion>
            <office:change-info>
              <dc:creator>Unknown Author</dc:creator>
              <dc:date>2013-01-25T10:19:00</dc:date>
            </office:change-info>
          </text:insertion>
        </text:changed-region>
        <text:changed-region xml:id="ct369407904" text:id="ct369407904">
          <text:deletion>
            <office:change-info>
              <dc:creator>Unknown Author</dc:creator>
              <dc:date>2013-01-25T10:19:00</dc:date>
            </office:change-info>
            <text:p text:style-name="Standard">"</text:p>
          </text:deletion>
        </text:changed-region>
        <text:changed-region xml:id="ct369408000" text:id="ct369408000">
          <text:insertion>
            <office:change-info>
              <dc:creator>Unknown Author</dc:creator>
              <dc:date>2013-01-25T10:19:00</dc:date>
            </office:change-info>
          </text:insertion>
        </text:changed-region>
        <text:changed-region xml:id="ct370036608" text:id="ct370036608">
          <text:deletion>
            <office:change-info>
              <dc:creator>Unknown Author</dc:creator>
              <dc:date>2013-01-25T10:19:00</dc:date>
            </office:change-info>
            <text:p text:style-name="Standard">"</text:p>
          </text:deletion>
        </text:changed-region>
        <text:changed-region xml:id="ct369576784" text:id="ct369576784">
          <text:insertion>
            <office:change-info>
              <dc:creator>Unknown Author</dc:creator>
              <dc:date>2013-01-25T10:19:00</dc:date>
            </office:change-info>
          </text:insertion>
        </text:changed-region>
        <text:changed-region xml:id="ct370011824" text:id="ct370011824">
          <text:deletion>
            <office:change-info>
              <dc:creator>Unknown Author</dc:creator>
              <dc:date>2013-01-25T10:19:00</dc:date>
            </office:change-info>
            <text:p text:style-name="Standard">"</text:p>
          </text:deletion>
        </text:changed-region>
        <text:changed-region xml:id="ct370036752" text:id="ct370036752">
          <text:insertion>
            <office:change-info>
              <dc:creator>Unknown Author</dc:creator>
              <dc:date>2013-01-25T10:19:00</dc:date>
            </office:change-info>
          </text:insertion>
        </text:changed-region>
        <text:changed-region xml:id="ct369552016" text:id="ct369552016">
          <text:deletion>
            <office:change-info>
              <dc:creator>Unknown Author</dc:creator>
              <dc:date>2013-01-25T10:19:00</dc:date>
            </office:change-info>
            <text:p text:style-name="Standard">"</text:p>
          </text:deletion>
        </text:changed-region>
        <text:changed-region xml:id="ct369407376" text:id="ct369407376">
          <text:insertion>
            <office:change-info>
              <dc:creator>Unknown Author</dc:creator>
              <dc:date>2013-01-25T10:19:00</dc:date>
            </office:change-info>
          </text:insertion>
        </text:changed-region>
        <text:changed-region xml:id="ct369471024" text:id="ct369471024">
          <text:deletion>
            <office:change-info>
              <dc:creator>Unknown Author</dc:creator>
              <dc:date>2013-01-25T10:19:00</dc:date>
            </office:change-info>
            <text:p text:style-name="Standard">"</text:p>
          </text:deletion>
        </text:changed-region>
        <text:changed-region xml:id="ct369423392" text:id="ct369423392">
          <text:insertion>
            <office:change-info>
              <dc:creator>Unknown Author</dc:creator>
              <dc:date>2013-01-25T10:19:00</dc:date>
            </office:change-info>
          </text:insertion>
        </text:changed-region>
        <text:changed-region xml:id="ct369407472" text:id="ct369407472">
          <text:deletion>
            <office:change-info>
              <dc:creator>Unknown Author</dc:creator>
              <dc:date>2013-01-25T10:19:00</dc:date>
            </office:change-info>
            <text:p text:style-name="Standard">"</text:p>
          </text:deletion>
        </text:changed-region>
        <text:changed-region xml:id="ct369423600" text:id="ct369423600">
          <text:insertion>
            <office:change-info>
              <dc:creator>Unknown Author</dc:creator>
              <dc:date>2013-01-25T10:19:00</dc:date>
            </office:change-info>
          </text:insertion>
        </text:changed-region>
        <text:changed-region xml:id="ct370025920" text:id="ct370025920">
          <text:deletion>
            <office:change-info>
              <dc:creator>Unknown Author</dc:creator>
              <dc:date>2013-01-25T10:19:00</dc:date>
            </office:change-info>
            <text:p text:style-name="Standard">"</text:p>
          </text:deletion>
        </text:changed-region>
        <text:changed-region xml:id="ct369470432" text:id="ct369470432">
          <text:deletion>
            <office:change-info>
              <dc:creator>Unknown Author</dc:creator>
              <dc:date>2013-01-25T10:20:00</dc:date>
            </office:change-info>
            <text:p text:style-name="Standard">"</text:p>
          </text:deletion>
        </text:changed-region>
        <text:changed-region xml:id="ct369423696" text:id="ct369423696">
          <text:insertion>
            <office:change-info>
              <dc:creator>Unknown Author</dc:creator>
              <dc:date>2013-01-25T10:20:00</dc:date>
            </office:change-info>
          </text:insertion>
        </text:changed-region>
        <text:changed-region xml:id="ct370026176" text:id="ct370026176">
          <text:insertion>
            <office:change-info>
              <dc:creator>Unknown Author</dc:creator>
              <dc:date>2013-01-25T10:20:00</dc:date>
            </office:change-info>
          </text:insertion>
        </text:changed-region>
        <text:changed-region xml:id="ct369470528" text:id="ct369470528">
          <text:deletion>
            <office:change-info>
              <dc:creator>Unknown Author</dc:creator>
              <dc:date>2013-01-25T10:20:00</dc:date>
            </office:change-info>
            <text:p text:style-name="Standard">"</text:p>
          </text:deletion>
        </text:changed-region>
        <text:changed-region xml:id="ct370011488" text:id="ct370011488">
          <text:insertion>
            <office:change-info>
              <dc:creator>Unknown Author</dc:creator>
              <dc:date>2013-01-25T10:20:00</dc:date>
            </office:change-info>
          </text:insertion>
        </text:changed-region>
        <text:changed-region xml:id="ct369422144" text:id="ct369422144">
          <text:deletion>
            <office:change-info>
              <dc:creator>Unknown Author</dc:creator>
              <dc:date>2013-01-25T10:20:00</dc:date>
            </office:change-info>
            <text:p text:style-name="Standard">"</text:p>
          </text:deletion>
        </text:changed-region>
        <text:changed-region xml:id="ct299277744" text:id="ct299277744">
          <text:insertion>
            <office:change-info>
              <dc:creator>Unknown Author</dc:creator>
              <dc:date>2013-01-25T11:25:00</dc:date>
            </office:change-info>
          </text:insertion>
        </text:changed-region>
        <text:changed-region xml:id="ct301111584" text:id="ct301111584">
          <text:deletion>
            <office:change-info>
              <dc:creator>Unknown Author</dc:creator>
              <dc:date>2013-01-25T11:25: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xt:change text:change-id="ct369683296"/><text:change-start text:change-id="ct369683440"/>Technical Note<text:change-end text:change-id="ct369683440"/>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text:change-start text:change-id="ct369921968"/>“<text:change-end text:change-id="ct369921968"/><text:change text:change-id="ct369485568"/>Producers<text:change text:change-id="ct369674016"/><text:change-start text:change-id="ct369922064"/>”<text:change-end text:change-id="ct369922064"/>. OpenLCB nodes receive these messages, and can act on them locally if desired. If they do so, they are acting as <text:change-start text:change-id="ct369922160"/>“<text:change-end text:change-id="ct369922160"/><text:change text:change-id="ct54357536"/>Consumers<text:change text:change-id="ct370030992"/><text:change-start text:change-id="ct369884880"/>”<text:change-end text:change-id="ct369884880"/>. Together, this is called the Producer-Consumer Model of system control. <text:s/>In this model a particular concept, or event, is <text:span text:style-name="T2">the</text:span> sum of the inputs that trigger the production of the PCER by the producer(s<text:span text:style-name="T14">) and the action(s) taken by the consumer(s). <text:s/>Its main advantage is the knowledge independence it imparts between all of </text:span><text:span text:style-name="T12">the</text:span><text:span text:style-name="T14"> nodes involved in an event. <text:s/>Ex</text:span><text:span text:style-name="T10">pressed in more anthropomorphic terms, </text:span><text:span text:style-name="T9">neither the producers nor consumers or a PCER are aware of each other. <text:s/>This adds flexibility to the system, since more producers or consumers of the PCER can be added to implement the associated event, without concern of side effects to </text:span><text:span text:style-name="T13">the</text:span><text:span text:style-name="T9"> the other nodes involved in </text:span><text:span text:style-name="T13">the</text:span><text:span text:style-name="T9"> event.</text:span><text:note text:id="ftn1" text:note-class="endnote"><text:note-citation>i</text:note-citation><text:note-body><text:p text:style-name="P12"/></text:note-body></text:note><text:note text:id="ftn2" text:note-class="footnote"><text:note-citation>1</text:note-citation><text:note-body><text:p text:style-name="P1"><text:span text:style-name="T1">D. Miorandi and S. Vitturi, </text:span><text:change-start text:change-id="ct369681408"/><text:span text:style-name="T1">“</text:span><text:change-end text:change-id="ct369681408"/><text:change text:change-id="ct369681504"/><text:span text:style-name="T1">Performance analysis of producer/consumer protocols over IEEE 802.11 wireless links</text:span><text:change-start text:change-id="ct369682176"/><text:span text:style-name="T1">”</text:span><text:change-end text:change-id="ct369682176"/><text:change text:change-id="ct369682272"/><text:span text:style-name="T1">, </text:span><text:span text:style-name="T8">Proc. IEEE Workshop Factory Communication Systems (WFCS)</text:span><text:span text:style-name="T7">, 2004 </text:span></text:p></text:note-body></text:note><text:note text:id="ftn3" text:note-class="footnote"><text:note-citation>2</text:note-citation><text:note-body><text:p text:style-name="P12"><text:span text:style-name="T15">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4"><text:span text:style-name="T17">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pecification document. It<text:change-start text:change-id="ct283063568"/> i<text:change-end text:change-id="ct283063568"/><text:change text:change-id="ct282626976"/>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2">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2">the</text:span> time. <text:s/></text:p>
      <text:h text:style-name="Heading_20_2" text:outline-level="2">References and Context</text:h>
      <text:p text:style-name="Standard"> For more information on format and presentation, see: </text:p>
      <text:list xml:id="list6357006400256093962" text:style-name="L1">
        <text:list-item>
          <text:p text:style-name="P19">OpenLCB Common Information Technical Note</text:p>
        </text:list-item>
      </text:list>
      <text:h text:style-name="Heading_20_2" text:outline-level="2">Message Formats</text:h>
      <text:p text:style-name="P10">The range mask is implemented as a combined base value and mask, where the mask bits are the lowest n bits of the same value as <text:span text:style-name="T2">the</text:span> lowest bit. <text:s/>For example, the event-mask 0xABCD0000 would form the range 0xABCD0000-ABCDFFFF, since the lowest bit is a “0”and the mask bits extends to the first “1” bit, in this case the the <text:s/>low bit of <text:span text:style-name="T2">the</text:span> 'D' hex-digit. <text:s/>Similarly, the <text:span text:style-name="T2">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2">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Event-Mask</text:p>
          </table:table-cell>
          <table:table-cell table:style-name="Table2.A1" office:value-type="string">
            <text:p text:style-name="P14">Effective Mask</text:p>
          </table:table-cell>
          <table:table-cell table:style-name="Table2.A1" office:value-type="string">
            <text:p text:style-name="P14">Bits</text:p>
          </table:table-cell>
          <table:table-cell table:style-name="Table2.A1" office:value-type="string">
            <text:p text:style-name="P14">#</text:p>
          </table:table-cell>
          <table:table-cell table:style-name="Table2.E1" office:value-type="string">
            <text:p text:style-name="P14">Resulting Range</text:p>
          </table:table-cell>
        </table:table-row>
        <table:table-row table:style-name="Table2.1">
          <table:table-cell table:style-name="Table2.A2" office:value-type="string">
            <text:p text:style-name="P15">0x00000001</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0-0x00000001</text:p>
          </table:table-cell>
        </table:table-row>
        <table:table-row table:style-name="Table2.1">
          <table:table-cell table:style-name="Table2.A2" office:value-type="string">
            <text:p text:style-name="P15">0x00000002</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2-0x00000003</text:p>
          </table:table-cell>
        </table:table-row>
        <table:table-row table:style-name="Table2.1">
          <table:table-cell table:style-name="Table2.A2" office:value-type="string">
            <text:p text:style-name="P15">0x00000003</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0-0x00000003</text:p>
          </table:table-cell>
        </table:table-row>
        <table:table-row table:style-name="Table2.1">
          <table:table-cell table:style-name="Table2.A2" office:value-type="string">
            <text:p text:style-name="P15">0x00000004</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7</text:p>
          </table:table-cell>
        </table:table-row>
        <table:table-row table:style-name="Table2.1">
          <table:table-cell table:style-name="Table2.A2" office:value-type="string">
            <text:p text:style-name="P15">0x00000005</text:p>
          </table:table-cell>
          <table:table-cell table:style-name="Table2.A2" office:value-type="string">
            <text:p text:style-name="P15">0xFFFFFFFE</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5</text:p>
          </table:table-cell>
        </table:table-row>
        <table:table-row table:style-name="Table2.1">
          <table:table-cell table:style-name="Table2.A2" office:value-type="string">
            <text:p text:style-name="P15">0x00ABCDEF</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E0-0x00ABCDEF</text:p>
          </table:table-cell>
        </table:table-row>
        <table:table-row table:style-name="Table2.1">
          <table:table-cell table:style-name="Table2.A2" office:value-type="string">
            <text:p text:style-name="P15">0x00ABCDF0</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F0-0x00ABCDFF</text:p>
          </table:table-cell>
        </table:table-row>
        <text:soft-page-break/>
        <table:table-row table:style-name="Table2.1">
          <table:table-cell table:style-name="Table2.A2" office:value-type="string">
            <text:p text:style-name="P15">0x00ABCDE0</text:p>
          </table:table-cell>
          <table:table-cell table:style-name="Table2.A2" office:value-type="string">
            <text:p text:style-name="P15">0xFFFFFFE0</text:p>
          </table:table-cell>
          <table:table-cell table:style-name="Table2.C2" office:value-type="float" office:value="5">
            <text:p text:style-name="P15">5</text:p>
          </table:table-cell>
          <table:table-cell table:style-name="Table2.C2" office:value-type="float" office:value="32">
            <text:p text:style-name="P15">32</text:p>
          </table:table-cell>
          <table:table-cell table:style-name="Table2.E2" office:value-type="string">
            <text:p text:style-name="P15">0x00ABCDE0-0x00ABCDFF</text:p>
          </table:table-cell>
        </table:table-row>
        <table:table-row table:style-name="Table2.1">
          <table:table-cell table:style-name="Table2.A2" office:value-type="string">
            <text:p text:style-name="P15">0x0000FFFF</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00000000-0x0000FFFF</text:p>
          </table:table-cell>
        </table:table-row>
        <table:table-row table:style-name="Table2.1">
          <table:table-cell table:style-name="Table2.A2" office:value-type="string">
            <text:p text:style-name="P15">0xABCD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ABCD0000-0xABCDFF</text:p>
            <text:p text:style-name="P15"><text:span text:style-name="T16">Example of fast clock.</text:span>FF</text:p>
          </table:table-cell>
        </table:table-row>
        <table:table-row table:style-name="Table2.1">
          <table:table-cell table:style-name="Table2.A2" office:value-type="string">
            <text:p text:style-name="P15">0xFFFF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FFFF0000-0xFFFFFFFF</text:p>
          </table:table-cell>
        </table:table-row>
      </table:table>
      <text:p text:style-name="P10"/>
      <text:p text:style-name="P11"/>
      <text:h text:style-name="Heading_20_3" text:outline-level="3">Producer/Consumer Event Report (PCER)</text:h>
      <text:p text:style-name="Standard">This message transports an Event-number from a producer node(s) to zero or more unspecified consumer nodes. <text:s/>It<text:change text:change-id="ct54326448"/><text:change-start text:change-id="ct369732880"/> <text:change-end text:change-id="ct369732880"/><text:change-start text:change-id="ct505971488"/>i<text:change-end text:change-id="ct505971488"/>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2">want</text:span> to determine the correct value of the distributed state. Producers can, but don't always, <text:span text:style-name="T2">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2">the</text:span> state. <text:s/>The lamp controller that consumes the “On” and “Off” probably <text:span text:style-name="T2">knows whether it</text:span><text:change text:change-id="ct369603120"/><text:change-start text:change-id="ct53636096"/><text:span text:style-name="T2"> i</text:span><text:change-end text:change-id="ct53636096"/><text:span text:style-name="T2">s curr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2">in the range specified by the </text:span>included event-ID-with-mask. <text:s/>This is one of the messages that allows bridges to do automatic routing of event messages. <text:s text:c="4"/></text:p>
      <text:p text:style-name="P11">The 50% is to allow rounding up to the enclosing bit, but no further. <text:s/><office:annotation><dc:creator>Bob Jacobsen</dc:creator><dc:date>2013-01-23T07:36:11</dc:date><text:p text:style-name="P24"><text:span text:style-name="T17">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50% is to allow rounding up to the enclosing bit, but no further.</text:p>
      <text:p text:style-name="Standard">An example of a producer range would be a fast clock node that sends a range of events to indicate the time. Since <text:span text:style-name="T2">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PI/PRI or CI/CRI messages after IC is OK, but there's no delivery guarantee for <text:span text:style-name="T2">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text:change-start text:change-id="ct369370512"/> i<text:change-end text:change-id="ct369370512"/><text:change text:change-id="ct53581312"/>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5828666848881844606" text:style-name="L2">
        <text:list-item>
          <text:p text:style-name="P20">When the node is first initialized, after <text:s/>the <text:change-start text:change-id="ct369992128"/>“<text:change-end text:change-id="ct369992128"/><text:change text:change-id="ct54393760"/>Initialization Complete<text:change-start text:change-id="ct369992224"/>”<text:change-end text:change-id="ct369992224"/><text:change text:change-id="ct369991568"/> message has been sent.</text:p>
        </text:list-item>
        <text:list-item>
          <text:p text:style-name="P20">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2">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ext:soft-page-break/>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text:change-start text:change-id="ct54395152"/>“<text:change-end text:change-id="ct54395152"/><text:change text:change-id="ct54395248"/>valid<text:change-start text:change-id="ct54357344"/>”<text:change-end text:change-id="ct54357344"/><text:change text:change-id="ct369785136"/>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text:change-start text:change-id="ct54358160"/>“<text:change-end text:change-id="ct54358160"/><text:change text:change-id="ct369784816"/>valid<text:change-start text:change-id="ct369407616"/>”<text:change-end text:change-id="ct369407616"/><text:change text:change-id="ct54358368"/>; if asked about P/C Event ID 4, it would reply <text:change-start text:change-id="ct369384688"/>“<text:change-end text:change-id="ct369384688"/><text:change text:change-id="ct369384320"/>not valid<text:change-start text:change-id="ct369407712"/>”<text:change-end text:change-id="ct369407712"/><text:change text:change-id="ct369384448"/>. Depending on the node's structure, it might not always be possible to set the <text:change-start text:change-id="ct369407808"/>“<text:change-end text:change-id="ct369407808"/><text:change text:change-id="ct369407904"/>valid<text:change-start text:change-id="ct369408000"/>”<text:change-end text:change-id="ct369408000"/><text:change text:change-id="ct370036608"/> bit with certainty, in which case the <text:change-start text:change-id="ct369576784"/>“<text:change-end text:change-id="ct369576784"/><text:change text:change-id="ct370011824"/>unknown<text:change-start text:change-id="ct370036752"/>”<text:change-end text:change-id="ct370036752"/><text:change text:change-id="ct369552016"/>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text:change-start text:change-id="ct369407376"/>“<text:change-end text:change-id="ct369407376"/><text:change text:change-id="ct369471024"/>valid<text:change-start text:change-id="ct369423392"/>”<text:change-end text:change-id="ct369423392"/><text:change text:change-id="ct369407472"/>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text:change-start text:change-id="ct369423600"/>“<text:change-end text:change-id="ct369423600"/><text:change text:change-id="ct370025920"/>valid<text:change text:change-id="ct369470432"/><text:change-start text:change-id="ct369423696"/>”<text:change-end text:change-id="ct369423696"/> bit with certainty, in which case the <text:change-start text:change-id="ct370026176"/>“<text:change-end text:change-id="ct370026176"/><text:change text:change-id="ct369470528"/>unknown<text:change-start text:change-id="ct370011488"/>”<text:change-end text:change-id="ct370011488"/><text:change text:change-id="ct369422144"/>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text:soft-page-break/>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3956410482721895094" text:style-name="L3">
        <text:list-item>
          <text:p text:style-name="P21">Don't <text:s/>do long linear searches to match an incoming Event ID to internal structures.</text:p>
        </text:list-item>
        <text:list-item>
          <text:p text:style-name="P21">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s text:c="2"/></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4"><text:span text:style-name="T17">DPH: <text:s text:c="2"/>[[reference needed] Right now, it's on the web at http://www.openlcb.org/trunk/specs/EventIdAllocations.pdf and </text:span><text:span text:style-name="T17"><text:a xlink:href="http://www.openlcb.org/trunk/specs/EventIdAllocations.ods">http://www.openlcb.org/trunk/specs/EventIdAllocations.ods</text:a></text:span><text:span text:style-name="T17">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text:change-start text:change-id="ct299277744"/> i<text:change-end text:change-id="ct299277744"/><text:change text:change-id="ct301111584"/>s not room in a CAN frame for both a destination NID and a EID. The protocol has therefore been constructed so that any message carrying an EID (and that isn't a datagram) is globally addressed.</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pecification<text:tab/>1</text:p>
          <text:p text:style-name="P17"><text:s/>2.1 Introduction<text:tab/>1</text:p>
          <text:p text:style-name="P17"><text:s/>2.2 Intended Use<text:tab/>2</text:p>
          <text:p text:style-name="P17"><text:s/>2.3 References and Context<text:tab/>2</text:p>
          <text:p text:style-name="P17"><text:s/>2.4 Message Formats<text:tab/>2</text:p>
          <text:p text:style-name="P18"><text:s/>2.4.1 Producer/Consumer Event Report (PCER)<text:tab/>3</text:p>
          <text:p text:style-name="P18"><text:s/>2.4.2 Identify Consumer <text:tab/>3</text:p>
          <text:p text:style-name="P18"><text:s/>2.4.3 Consumer Identified <text:tab/>3</text:p>
          <text:p text:style-name="P18"><text:s/>2.4.4 Consumer Range Identified<text:tab/>3</text:p>
          <text:p text:style-name="P18"><text:s/>2.4.5 Identify Producer <text:tab/>3</text:p>
          <text:p text:style-name="P18"><text:s/>2.4.6 Producer Identified<text:tab/>4</text:p>
          <text:p text:style-name="P18"><text:s/>2.4.7 Producer Range Identified<text:tab/>4</text:p>
          <text:p text:style-name="P18"><text:s/>2.4.8 Identify Events<text:tab/>4</text:p>
          <text:p text:style-name="P17"><text:s/>2.5 States<text:tab/>4</text:p>
          <text:p text:style-name="P17"><text:s/>2.6 Interactions<text:tab/>4</text:p>
          <text:p text:style-name="P18"><text:s/>2.6.1 Event Transfer<text:tab/>5</text:p>
          <text:p text:style-name="P18"><text:s/>2.6.2 Event Enquiry<text:tab/>5</text:p>
          <text:p text:style-name="P18"><text:s/>2.6.3 Producer Enquiry<text:tab/>5</text:p>
          <text:p text:style-name="P18"><text:s/>2.6.4 Consumer Enquiry<text:tab/>6</text:p>
          <text:p text:style-name="P16"><text:s/>3 Background information <text:tab/>6</text:p>
          <text:p text:style-name="P17"><text:s/>3.1 Gateways<text:tab/>7</text:p>
          <text:p text:style-name="P17"><text:s/>3.2 Implementation hints<text:tab/>7</text:p>
          <text:p text:style-name="P17"><text:s/>3.3 Well known events<text:tab/>7</text:p>
          <text:p text:style-name="P17"><text:s/>3.4 History section:<text:tab/>7</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25T11:25:30">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11:25:30">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25T11:25:30">1-25-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95</meta:editing-cycles>
    <meta:editing-duration>P3DT19H21M17S</meta:editing-duration>
    <meta:generator>OpenOffice.org/3.4.1$Unix OpenOffice.org_project/341m1$Build-9593</meta:generator>
    <dc:date>2013-01-25T11:25:30</dc:date>
    <meta:keyword>OpenLCB Event Transport</meta:keyword>
    <meta:document-statistic meta:table-count="2" meta:image-count="1" meta:object-count="0" meta:page-count="9" meta:paragraph-count="226" meta:word-count="3269" meta:character-count="19865"/>
    <meta:user-defined meta:name="Info 1"/>
    <meta:user-defined meta:name="Info 2"/>
    <meta:user-defined meta:name="Info 3"/>
    <meta:user-defined meta:name="Info 4"/>
  </office:meta>
</office:document-meta>
</file>